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6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7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8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9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0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1" style:parent-style-name="Standard" style:list-style-name="LFO1" style:family="paragraph">
      <style:paragraph-properties fo:line-height="115%"/>
      <style:text-properties fo:font-size="15pt" style:font-size-asian="15pt" style:font-size-complex="15pt"/>
    </style:style>
    <style:style style:name="P12" style:parent-style-name="Standard" style:family="paragraph">
      <style:paragraph-properties fo:line-height="115%"/>
      <style:text-properties fo:font-size="15pt" style:font-size-asian="15pt" style:font-size-complex="15pt"/>
    </style:style>
    <style:style style:name="P13" style:parent-style-name="Standard" style:family="paragraph">
      <style:paragraph-properties fo:line-height="115%"/>
    </style:style>
    <style:style style:name="T14" style:parent-style-name="DefaultParagraphFont" style:family="text">
      <style:text-properties fo:font-size="15pt" style:font-size-asian="15pt" style:font-size-complex="15pt"/>
    </style:style>
    <style:style style:name="T15" style:parent-style-name="DefaultParagraphFont" style:family="text">
      <style:text-properties fo:font-size="15pt" style:font-size-asian="15pt" style:font-size-complex="15pt"/>
    </style:style>
    <style:style style:name="T16" style:parent-style-name="DefaultParagraphFont" style:family="text">
      <style:text-properties fo:font-size="15pt" style:font-size-asian="15pt" style:font-size-complex="15pt"/>
    </style:style>
    <style:style style:name="T17" style:parent-style-name="DefaultParagraphFont" style:family="text">
      <style:text-properties fo:font-size="15pt" style:font-size-asian="15pt" style:font-size-complex="15pt"/>
    </style:style>
    <style:style style:name="T18" style:parent-style-name="DefaultParagraphFont" style:family="text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T20" style:parent-style-name="DefaultParagraphFont" style:family="text">
      <style:text-properties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fo:font-size="15pt" style:font-size-asian="15pt" style:font-size-complex="15pt"/>
    </style:style>
    <style:style style:name="T24" style:parent-style-name="DefaultParagraphFont" style:family="text">
      <style:text-properties fo:font-size="15pt" style:font-size-asian="15pt" style:font-size-complex="15pt"/>
    </style:style>
    <style:style style:name="T25" style:parent-style-name="DefaultParagraphFont" style:family="text">
      <style:text-properties fo:font-size="15pt" style:font-size-asian="15pt" style:font-size-complex="15pt"/>
    </style:style>
    <style:style style:name="T26" style:parent-style-name="DefaultParagraphFont" style:family="text">
      <style:text-properties fo:font-size="15pt" style:font-size-asian="15pt" style:font-size-complex="15pt"/>
    </style:style>
    <style:style style:name="T27" style:parent-style-name="DefaultParagraphFont" style:family="text">
      <style:text-properties fo:font-size="15pt" style:font-size-asian="15pt" style:font-size-complex="15pt"/>
    </style:style>
    <style:style style:name="T28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Name : Darshit Thesiya</text:p>
      <text:p text:style-name="P2"/>
      <text:p text:style-name="P3">SJSU ID : 011424647</text:p>
      <text:p text:style-name="P4"/>
      <text:p text:style-name="Standard"><text:tab/></text:p>
      <text:p text:style-name="P5">‘Build Integrity In’ as XP value</text:p>
      <text:p text:style-name="P6">- During last week, following points are noted from team efforts:</text:p>
      <text:list text:style-name="LFO1" text:continue-numbering="true">
        <text:list-item>
          <text:p text:style-name="P7">Last<text:s/>Saturday, we<text:s/>met to discuss<text:s/>entities design and implementation ideas.</text:p>
        </text:list-item>
        <text:list-item>
          <text:p text:style-name="P8">Every team member<text:s/>finished rough<text:s/>UML<text:s/>diagrams (one per member)<text:s/>to model the project structure.</text:p>
        </text:list-item>
        <text:list-item>
          <text:p text:style-name="P9">We picked images and bound them with entities creation.</text:p>
        </text:list-item>
        <text:list-item>
          <text:p text:style-name="P10">Discussed about<text:s/>implementing<text:s/>hints/suggestions with user interactions to make it easier to understand for the user/player.</text:p>
        </text:list-item>
        <text:list-item>
          <text:p text:style-name="P11">Designed class structures for game design and started implementing based on that design.</text:p>
        </text:list-item>
      </text:list>
      <text:p text:style-name="P12"/>
      <text:p text:style-name="P13"><text:span text:style-name="T14">In next week, all of us will be developing<text:s/></text:span><text:span text:style-name="T15">assigned</text:span><text:span text:style-name="T16"><text:s/>modules of the project<text:s/></text:span><text:span text:style-name="T17">with<text:s/></text:span><text:span text:style-name="T18">integrat</text:span><text:span text:style-name="T19">ion</text:span><text:span text:style-name="T20"><text:s/></text:span><text:span text:style-name="T21">with others’ modules for the<text:s/></text:span><text:span text:style-name="T22">project. Along with the development,<text:s/></text:span><text:span text:style-name="T23">we will also try to generate unit test cases for the same.<text:s/></text:span><text:span text:style-name="T24">Also<text:s/></text:span><text:span text:style-name="T25">we will keep mee</text:span><text:span text:style-name="T26">ting to discuss<text:s/></text:span><text:span text:style-name="T27">and solve implementation problems</text:span><text:span text:style-name="T2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16-09-17T22:05:00Z</meta:creation-date>
    <dc:date>2016-10-09T07:42:00Z</dc:date>
    <meta:template xlink:href="Normal.dotm" xlink:type="simple"/>
    <meta:editing-cycles>20</meta:editing-cycles>
    <meta:editing-duration>PT6600S</meta:editing-duration>
    <meta:document-statistic meta:page-count="1" meta:paragraph-count="1" meta:word-count="130" meta:character-count="873" meta:row-count="6" meta:non-whitespace-character-count="744"/>
  </office:meta>
</office:document-meta>
</file>